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3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3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3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number-columns-repeated="3"/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 table:number-columns-repeated="2"/>
          <table:table-cell table:formula="of:=SUM([.H23];[.H48];[.H73])" office:value-type="float" office:value="97200" calcext:value-type="float">
            <text:p>97200</text:p>
          </table:table-cell>
          <table:table-cell table:formula="of:=SUM([.K2];[.K3];[.K8];[.K22];[.K27];[.K29])" office:value-type="float" office:value="101700" calcext:value-type="float">
            <text:p>1017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2700(5100)</text:p>
          </table:table-cell>
          <table:table-cell table:number-columns-repeated="3"/>
          <table:table-cell table:formula="of:=[.N4]-[.M4]" office:value-type="float" office:value="4499.99999999999" calcext:value-type="float">
            <text:p>45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5200" calcext:value-type="float">
            <text:p>5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10400" calcext:value-type="float">
            <text:p>10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 table:number-columns-repeated="4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22250" calcext:value-type="float">
            <text:p>22250</text:p>
          </table:table-cell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/>
          <table:table-cell table:style-name="ce17" table:formula="of:=SUM([.B49:.F49])" office:value-type="float" office:value="32700" calcext:value-type="float">
            <text:p>32700</text:p>
          </table:table-cell>
          <table:table-cell table:style-name="ce23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1789.74789915966" calcext:value-type="float">
            <text:p>1789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table:formula="of:=SUM([.F73])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648.571428571429" calcext:value-type="float">
            <text:p>648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B73:.F73])" office:value-type="float" office:value="1789.74789915966" calcext:value-type="float">
            <text:p>1789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648.571428571429" calcext:value-type="float">
            <text:p>648.5714285714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1789.74789915966" calcext:value-type="float">
            <text:p>1789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1789.74789915966" calcext:value-type="float">
            <text:p>1789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73:.F73])" office:value-type="float" office:value="1007.39495798319" calcext:value-type="float">
            <text:p>1007.3949579832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73:.F73])" office:value-type="float" office:value="1007.39495798319" calcext:value-type="float">
            <text:p>1007.3949579832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73:.F73])" office:value-type="float" office:value="328.571428571429" calcext:value-type="float">
            <text:p>328.5714285714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0" calcext:value-type="float">
            <text:p>0</text:p>
          </table:table-cell>
          <table:table-cell/>
          <table:table-cell table:style-name="ce17" table:formula="of:=SUM([.H49:.H72])" office:value-type="float" office:value="32700" calcext:value-type="float">
            <text:p>327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 style:data-style-name="N2" text:time-value="13:05:43.719816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17T13:09:21.067784223</dc:date>
    <meta:editing-duration>P3DT35M6S</meta:editing-duration>
    <meta:editing-cycles>1416</meta:editing-cycles>
    <meta:generator>LibreOffice/4.2.8.2$Linux_X86_64 LibreOffice_project/420m0$Build-2</meta:generator>
    <meta:document-statistic meta:table-count="10" meta:cell-count="3275" meta:object-count="0"/>
  </office:meta>
</office:document-meta>
</file>